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11:29</dc:date>
    <dc:creator>tokai </dc:creator>
    <meta:editing-duration>PT2M17S</meta:editing-duration>
    <meta:editing-cycles>14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374762629171451">
                <text:p>-0.3747626291714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618033988749892">
                <text:p>0.6180339887498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25581039058624">
                <text:p>0.125581039058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374762629171446">
                <text:p>-0.374762629171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51558583130143">
                <text:p>-0.8515585831301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374762629171445">
                <text:p>-0.3747626291714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125581039058628">
                <text:p>0.1255810390586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45793725484283">
                <text:p>1.45793725484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125581039058624">
                <text:p>0.1255810390586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51558583130143">
                <text:p>-0.851558583130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27484797949737">
                <text:p>-1.27484797949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374762629171445">
                <text:p>-0.374762629171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125581039058628">
                <text:p>0.1255810390586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618033988749893">
                <text:p>0.6180339887498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